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D00000154AD35221778480095.png" manifest:media-type="image/png"/>
  <manifest:file-entry manifest:full-path="Pictures/10000000000002EE000001F490A45EA34DB03D85.png" manifest:media-type="image/png"/>
  <manifest:file-entry manifest:full-path="Pictures/100002010000025D00000154E9EF6A283E9D10D3.png" manifest:media-type="image/png"/>
  <manifest:file-entry manifest:full-path="Pictures/100002010000025D00000154EB2C0278777D8F0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10.63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5" style:family="graphic" style:parent-style-name="standard">
      <style:graphic-properties draw:stroke="none" draw:fill="none" fo:min-height="11.635cm"/>
      <style:paragraph-properties style:writing-mode="lr-tb"/>
    </style:style>
    <style:style style:name="gr6" style:family="graphic" style:parent-style-name="standard">
      <style:graphic-properties draw:stroke="none" draw:fill="none" fo:min-height="5.666cm"/>
      <style:paragraph-properties style:writing-mode="lr-tb"/>
    </style:style>
    <style:style style:name="gr7" style:family="graphic" style:parent-style-name="standard">
      <style:graphic-properties draw:stroke="none" draw:fill="none" fo:min-height="12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833cm"/>
      <style:paragraph-properties style:writing-mode="lr-tb"/>
    </style:style>
    <style:style style:name="pr6" style:family="presentation" style:parent-style-name="Default-title">
      <style:graphic-properties fo:min-height="7.401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style:paragraph-properties fo:text-align="center" style:text-autospace="none" style:line-break="normal" style:writing-mode="page"/>
      <style:text-properties fo:hyphenate="false"/>
    </style:style>
    <style:style style:name="P4" style:family="paragraph">
      <style:paragraph-properties style:writing-mode="lr-tb"/>
      <style:text-properties fo:font-size="22pt" style:font-size-asian="22pt" style:font-size-complex="22pt"/>
    </style:style>
    <style:style style:name="P5" style:family="paragraph">
      <loext:graphic-properties draw:fill="none"/>
      <style:paragraph-properties fo:text-align="center" style:writing-mode="lr-tb"/>
    </style:style>
    <style:style style:name="P6" style:family="paragraph">
      <style:paragraph-properties fo:margin-top="0.42cm" fo:margin-bottom="0.35cm" fo:text-align="start"/>
    </style:style>
    <style:style style:name="P7" style:family="paragraph">
      <loext:graphic-properties draw:fill="none"/>
      <style:paragraph-properties fo:margin-top="0.42cm" fo:margin-bottom="0.35cm" fo:text-align="start" style:writing-mode="lr-tb"/>
      <style:text-properties fo:font-size="10pt" style:font-size-asian="10pt" style:font-size-complex="10pt"/>
    </style:style>
    <style:style style:name="P8" style:family="paragraph">
      <style:paragraph-properties fo:text-align="center" style:text-autospace="none" style:line-break="normal" style:writing-mode="page"/>
      <style:text-properties fo:font-size="24pt" style:font-size-asian="24pt" style:font-size-complex="24pt" fo:hyphenate="false"/>
    </style:style>
    <style:style style:name="P9" style:family="paragraph">
      <loext:graphic-properties draw:fill="none" draw:fill-color="#ffffff"/>
      <style:paragraph-properties style:writing-mode="lr-tb"/>
      <style:text-properties fo:font-style="italic" style:font-style-asian="italic" style:font-style-complex="italic"/>
    </style:style>
    <style:style style:name="P10" style:family="paragraph">
      <style:paragraph-properties fo:text-align="center" style:writing-mode="lr-tb"/>
      <style:text-properties fo:font-size="24pt" style:font-size-asian="24pt" style:font-size-complex="24pt"/>
    </style:style>
    <style:style style:name="P11" style:family="paragraph">
      <loext:graphic-properties draw:fill="none"/>
      <style:paragraph-properties fo:margin-top="0.42cm" fo:margin-bottom="0.35cm" fo:text-align="start" style:writing-mode="lr-tb"/>
      <style:text-properties fo:font-size="18pt" style:font-size-asian="18pt" style:font-size-complex="18pt"/>
    </style:style>
    <style:style style:name="P12" style:family="paragraph">
      <loext:graphic-properties draw:fill="none"/>
      <style:paragraph-properties style:writing-mode="lr-tb"/>
      <style:text-properties fo:font-size="18pt"/>
    </style:style>
    <style:style style:name="P13" style:family="paragraph">
      <loext:graphic-properties draw:fill-color="#ffffff"/>
      <style:paragraph-properties style:writing-mode="lr-tb"/>
      <style:text-properties fo:font-size="20pt"/>
    </style:style>
    <style:style style:name="P14" style:family="paragraph">
      <style:paragraph-properties fo:margin-top="0.5cm" fo:margin-bottom="0cm"/>
    </style:style>
    <style:style style:name="T1"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1" fo:font-size="22pt" fo:language="en" fo:country="GB" fo:font-style="normal" fo:text-shadow="none" style:text-underline-style="none" fo:font-weight="normal" style:text-underline-mode="continuous" style:text-overline-mode="continuous" style:text-line-through-mode="continuous"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1" fo:font-size="24pt" fo:language="en" fo:country="GB" fo:font-style="normal" fo:text-shadow="none" style:text-underline-style="none" fo:font-weight="normal" style:text-underline-mode="continuous" style:text-overline-mode="continuous" style:text-line-through-mode="continuous" style:font-name-asian="Noto Sans CJK SC"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1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text-style-name="P2" draw:layer="layout" svg:width="25.199cm" svg:height="2.629cm" svg:x="1.4cm" svg:y="0.628cm" presentation:class="title">
          <draw:text-box>
            <text:p>Context/numbers</text:p>
          </draw:text-box>
        </draw:frame>
        <draw:frame presentation:style-name="pr4" draw:text-style-name="P2" draw:layer="layout" svg:width="25.199cm" svg:height="9.134cm" svg:x="1.4cm" svg:y="3.685cm" presentation:class="outline">
          <draw:text-box>
            <text:list text:style-name="L2">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Q1: </text:span><text:span text:style-name="T2">How familiar </text:span><text:span text:style-name="T2">would you say you </text:span><text:span text:style-name="T2">are with how the </text:span><text:span text:style-name="T2">Internet works?</text:span></text:p>
          </draw:text-box>
        </draw:frame>
        <draw:frame draw:style-name="gr2" draw:text-style-name="P5" draw:layer="layout" svg:width="16.253cm" svg:height="9.134cm" svg:x="10.5cm" svg:y="3.257cm" presentation:class="graphic" presentation:user-transformed="true">
          <draw:image xlink:href="Pictures/100002010000025D00000154EB2C0278777D8F07.png" xlink:type="simple" xlink:show="embed" xlink:actuate="onLoad" draw:mime-type="image/png">
            <text:p/>
          </draw:image>
        </draw:frame>
        <draw:frame draw:style-name="gr3" draw:text-style-name="P7" draw:layer="layout" svg:width="8.114cm" svg:height="10.883cm" svg:x="1.186cm" svg:y="4.4cm">
          <draw:text-box>
            <text:p text:style-name="P6"><text:span text:style-name="T3">Not at all - 7.692%</text:span></text:p>
            <text:p text:style-name="P6"><text:span text:style-name="T3">Meh, a teeny bit - </text:span><text:span text:style-name="T3">38.461%</text:span></text:p>
            <text:p text:style-name="P6"><text:span text:style-name="T3">Not too bad, I think I </text:span><text:span text:style-name="T3">kinda know what's </text:span><text:span text:style-name="T3">going on - 25.641%</text:span></text:p>
            <text:p text:style-name="P6"><text:span text:style-name="T3">Pretty familiar – </text:span><text:span text:style-name="T3">28.205%</text:span></text:p>
            <text:p text:style-name="P6"><text:span text:style-name="T3"/></text:p>
            <text:p text:style-name="P6"><text:span text:style-name="T4">I expected more </text:span><text:span text:style-name="T4">“meh.” I might ask a </text:span><text:span text:style-name="T4">form of this question </text:span><text:span text:style-name="T4">again at the end of the </text:span><text:span text:style-name="T4">module!</text:span><text:span text:style-name="T4"><text:line-break/></text:span><text:span text:style-name="T4"> <text:s text:c="8"/>(please remind </text:span><text:span text:style-name="T4">me:-)</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8" draw:layer="layout" svg:width="27cm" svg:height="2.833cm" svg:x="0.5cm" svg:y="0.526cm" presentation:class="title" presentation:user-transformed="true">
          <draw:text-box>
            <text:p text:style-name="P3"><text:span text:style-name="T5">Q2: </text:span><text:span text:style-name="T6">Please </text:span><text:span text:style-name="T6">provide a list of </text:span><text:span text:style-name="T6">the top-10 (or </text:span><text:span text:style-name="T6">so) apps/tools </text:span><text:span text:style-name="T6">and services that </text:span><text:span text:style-name="T6">are most </text:span><text:span text:style-name="T6">important to you </text:span><text:span text:style-name="T6">(e.g. whatsapp, </text:span><text:span text:style-name="T6">netflix etc.). </text:span></text:p>
          </draw:text-box>
        </draw:frame>
        <draw:frame draw:style-name="gr2" draw:text-style-name="P5" draw:layer="layout" svg:width="18cm" svg:height="12cm" svg:x="1cm" svg:y="3.359cm" presentation:class="graphic" presentation:user-transformed="true">
          <draw:image xlink:href="Pictures/10000000000002EE000001F490A45EA34DB03D85.png" xlink:type="simple" xlink:show="embed" xlink:actuate="onLoad" draw:mime-type="image/png">
            <text:p/>
          </draw:image>
        </draw:frame>
        <draw:frame draw:style-name="gr4" draw:text-style-name="P9" draw:layer="layout" svg:width="8cm" svg:height="9.494cm" svg:x="19.5cm" svg:y="5.5cm">
          <draw:text-box>
            <text:p><text:span text:style-name="T7">That’s kind of as-</text:span><text:span text:style-name="T7">expected and (IMO) a </text:span><text:span text:style-name="T7">bit sad.</text:span></text:p>
            <text:p><text:span text:style-name="T7"/></text:p>
            <text:p><text:span text:style-name="T7">Questions:</text:span><text:span text:style-name="T7"><text:line-break/></text:span><text:span text:style-name="T7"/></text:p>
            <text:list text:style-name="L1">
              <text:list-item>
                <text:p><text:span text:style-name="T7">What do you think </text:span><text:span text:style-name="T7">about that?</text:span></text:p>
              </text:list-item>
              <text:list-item>
                <text:p><text:span text:style-name="T7">What would you do </text:span><text:span text:style-name="T7">about that if you </text:span><text:span text:style-name="T7">were ruler of the </text:span><text:span text:style-name="T7">universe?</text:span></text:p>
              </text:list-item>
              <text:list-item>
                <text:p><text:span text:style-name="T7">What should </text:span><text:span text:style-name="T7">societies do about </text:span><text:span text:style-name="T7">tha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5">Q3: </text:span><text:span text:style-name="T6">How would </text:span><text:span text:style-name="T6">you characterise </text:span><text:span text:style-name="T6">your overall </text:span><text:span text:style-name="T6">impression of </text:span><text:span text:style-name="T6">how you interact </text:span><text:span text:style-name="T6">with the </text:span><text:span text:style-name="T6">Internet?</text:span></text:p>
          </draw:text-box>
        </draw:frame>
        <draw:frame draw:style-name="gr2" draw:text-style-name="P5" draw:layer="layout" svg:width="16.253cm" svg:height="9.134cm" svg:x="11.172cm" svg:y="3.685cm" presentation:class="graphic" presentation:user-transformed="true">
          <draw:image xlink:href="Pictures/100002010000025D00000154E9EF6A283E9D10D3.png" xlink:type="simple" xlink:show="embed" xlink:actuate="onLoad" draw:mime-type="image/png">
            <text:p/>
          </draw:image>
        </draw:frame>
        <draw:frame draw:style-name="gr5" draw:text-style-name="P11" draw:layer="layout" svg:width="11.805cm" svg:height="11.885cm" svg:x="0.195cm" svg:y="3.785cm">
          <draw:text-box>
            <text:p text:style-name="P6"><text:span text:style-name="T3">It's great. I've no major </text:span><text:span text:style-name="T3">concerns and love </text:span><text:span text:style-name="T3">using Internet stuff - </text:span><text:span text:style-name="T3">10.256%</text:span></text:p>
            <text:p text:style-name="P6"><text:span text:style-name="T3">Bit of a mixture - I love </text:span><text:span text:style-name="T3">bits of it all, but am </text:span><text:span text:style-name="T3">concerned about some </text:span><text:span text:style-name="T3">things. - 74.358%</text:span></text:p>
            <text:p text:style-name="P6"><text:span text:style-name="T3">I'm pretty concerned </text:span><text:span text:style-name="T3">about lots of Internet </text:span><text:span text:style-name="T3">stuff - 12.82%</text:span></text:p>
            <text:p text:style-name="P6"><text:span text:style-name="T3">That's a dim question, </text:span><text:span text:style-name="T3">it's much more subtle </text:span><text:span text:style-name="T3">than that- 2.564%</text:span></text:p>
            <text:p text:style-name="P6"><text:span text:style-name="T4">Thank you to the </text:span><text:span text:style-name="T4">person who said </text:span><text:span text:style-name="T4"><text:line-break/></text:span><text:span text:style-name="T4">“dim” – I was hoping </text:span><text:span text:style-name="T4">for more of those tbh </text:span><text:span text:style-name="T4">as it is a bit of a dim </text:span><text:span text:style-name="T4">question! It could even </text:span><text:span text:style-name="T4">be used as a sneaky </text:span><text:span text:style-name="T4">question. Why?</text:span></text:p>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draw:style-name="gr6" draw:text-style-name="P12" draw:layer="layout" svg:width="24cm" svg:height="5.916cm" svg:x="1.5cm" svg:y="4.5cm">
          <draw:text-box>
            <text:p><text:span text:style-name="T8">Q4: Write a </text:span><text:span text:style-name="T8">sentence or two </text:span><text:span text:style-name="T8">about things that </text:span><text:span text:style-name="T8">concern you </text:span><text:span text:style-name="T8">related to the </text:span><text:span text:style-name="T8">Internet. For </text:span><text:span text:style-name="T8">example you </text:span><text:span text:style-name="T8">might be worried </text:span><text:span text:style-name="T8">about some </text:span><text:span text:style-name="T8">privacy or </text:span><text:span text:style-name="T8">security or </text:span><text:span text:style-name="T8">misinformation </text:span><text:span text:style-name="T8">issue. If you can </text:span><text:span text:style-name="T8">be more specifc, </text:span><text:span text:style-name="T8">that's great but </text:span><text:span text:style-name="T8">there's no need </text:span><text:span text:style-name="T8">to reveal </text:span><text:span text:style-name="T8">anything about </text:span><text:span text:style-name="T8">yourself, so </text:span><text:span text:style-name="T8">generic concerns </text:span><text:span text:style-name="T8">are fine too.</text:span><text:span text:style-name="T8"><text:line-break/></text:span><text:span text:style-name="T8"/></text:p>
          </draw:text-box>
        </draw:frame>
        <presentation:notes draw:style-name="dp2">
          <draw:page-thumbnail draw:style-name="gr1" draw:layer="layout" svg:width="19.798cm" svg:height="11.136cm" svg:x="0.6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 text:style-name="P14">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3"><text:span text:style-name="T5">Q5: </text:span><text:span text:style-name="T6">How </text:span><text:span text:style-name="T6">enthusiastic are </text:span><text:span text:style-name="T6">you to get back </text:span><text:span text:style-name="T6">to face-to-face </text:span><text:span text:style-name="T6">sessions in the </text:span><text:span text:style-name="T6">first half of this </text:span><text:span text:style-name="T6">semester?</text:span></text:p>
          </draw:text-box>
        </draw:frame>
        <draw:frame draw:style-name="gr2" draw:text-style-name="P5" draw:layer="layout" svg:width="16.253cm" svg:height="9.134cm" svg:x="11.572cm" svg:y="3.685cm" presentation:class="graphic" presentation:user-transformed="true">
          <draw:image xlink:href="Pictures/100002010000025D00000154AD35221778480095.png" xlink:type="simple" xlink:show="embed" xlink:actuate="onLoad" draw:mime-type="image/png">
            <text:p/>
          </draw:image>
        </draw:frame>
        <draw:frame draw:style-name="gr7" draw:text-style-name="P7" draw:layer="layout" svg:width="11.776cm" svg:height="12.491cm" svg:x="0cm" svg:y="3.1cm">
          <draw:text-box>
            <text:p text:style-name="P6"><text:span text:style-name="T9">I can't wait. I'm really keen to </text:span><text:span text:style-name="T9">get back to campus so </text:span><text:span text:style-name="T9">would like to attend all </text:span><text:span text:style-name="T9">sessions I can - 51.282%</text:span></text:p>
            <text:p text:style-name="P6"><text:span text:style-name="T9">I'd be happy to get to some </text:span><text:span text:style-name="T9">face-to-face sessions in the </text:span><text:span text:style-name="T9">next few weeks, but maybe </text:span><text:span text:style-name="T9">not all - 35.897%</text:span></text:p>
            <text:p text:style-name="P6"><text:span text:style-name="T9">I'd be a bit concerned about </text:span><text:span text:style-name="T9">attending in person in the </text:span><text:span text:style-name="T9">next few weeks, so online </text:span><text:span text:style-name="T9">suits me better, for now - </text:span><text:span text:style-name="T9">10.256%</text:span></text:p>
            <text:p text:style-name="P6"><text:span text:style-name="T9">I have real logistical (e.g. no </text:span><text:span text:style-name="T9">Dublin accommodation) or </text:span><text:span text:style-name="T9">health reasons why I mostly </text:span><text:span text:style-name="T9">or completely can't be there </text:span><text:span text:style-name="T9">in person for the next few </text:span><text:span text:style-name="T9">weeks, so even if I'd like to </text:span><text:span text:style-name="T9">be there, it's not possible </text:span><text:span text:style-name="T9">right now. (But I can do </text:span><text:span text:style-name="T9">online.) - <text:s/>2.564%</text:span></text:p>
            <text:p text:style-name="P6"><text:span text:style-name="T10">I’ve asked if we can get a </text:span><text:span text:style-name="T10">room for Thursdays. I don’t </text:span><text:span text:style-name="T10">know if or how soon we </text:span><text:span text:style-name="T10">might. I’ll keep you up to </text:span><text:span text:style-name="T10">date. I hope we get one. We </text:span><text:span text:style-name="T10">won’t forget still-remote </text:span><text:span text:style-name="T10">people if so.</text:span></text:p>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6" draw:text-style-name="P2" draw:layer="layout" svg:width="25.199cm" svg:height="7.401cm" svg:x="1.5cm" svg:y="4.3cm" presentation:class="title" presentation:user-transformed="true">
          <draw:text-box>
            <text:p><text:span text:style-name="T8">Q6: If you can </text:span><text:span text:style-name="T8">get to some but </text:span><text:span text:style-name="T8">not all face-to-</text:span><text:span text:style-name="T8">face sessions in </text:span><text:span text:style-name="T8">the next few </text:span><text:span text:style-name="T8">weeks, what are </text:span><text:span text:style-name="T8">your priorities for </text:span><text:span text:style-name="T8">the ones you can </text:span><text:span text:style-name="T8">attend? For </text:span><text:span text:style-name="T8">example, you </text:span><text:span text:style-name="T8">might be more </text:span><text:span text:style-name="T8">interested in </text:span><text:span text:style-name="T8">meeting fellow </text:span><text:span text:style-name="T8">students, or in </text:span><text:span text:style-name="T8">group </text:span><text:span text:style-name="T8">discussions, or </text:span><text:span text:style-name="T8">doing a bit of </text:span><text:span text:style-name="T8">lab-like work Or </text:span><text:span text:style-name="T8">you might even </text:span><text:span text:style-name="T8">yearn for a </text:span><text:span text:style-name="T8">traditional </text:span><text:span text:style-name="T8">lecture, who </text:span><text:span text:style-name="T8">knows:-) Just a </text:span><text:span text:style-name="T8">couple of </text:span><text:span text:style-name="T8">sentences here </text:span><text:span text:style-name="T8">is fine.</text:span><text:line-break/></text:p>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9.134cm" svg:x="1.4cm" svg:y="3.685cm" presentation:class="outline" presentation:user-transformed="true">
          <draw:text-box>
            <text:list text:style-name="L2">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9.134cm" svg:x="1.4cm" svg:y="3.685cm" presentation:class="outline" presentation:user-transformed="true">
          <draw:text-box>
            <text:list text:style-name="L2">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11.315cm" svg:x="1.4cm" svg:y="3.685cm" presentation:class="outline" presentation:user-transformed="true">
          <draw:text-box>
            <text:list text:style-name="L2">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11.315cm" svg:x="1.4cm" svg:y="3.685cm" presentation:class="outline" presentation:user-transformed="true">
          <draw:text-box>
            <text:list text:style-name="L2">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text-style-name="P2" draw:layer="layout" svg:width="25.199cm" svg:height="2.629cm" svg:x="1.4cm" svg:y="0.628cm" presentation:class="title">
          <draw:text-box>
            <text:p>(My tentative) Conclusions</text:p>
          </draw:text-box>
        </draw:frame>
        <draw:frame presentation:style-name="pr4" draw:text-style-name="P2" draw:layer="layout" svg:width="25.199cm" svg:height="9.134cm" svg:x="1.4cm" svg:y="3.685cm" presentation:class="outline" presentation:user-transformed="true">
          <draw:text-box>
            <text:list text:style-name="L2">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item>
                <text:p text:style-name="P14">The loss of contact is glaringly apparent.</text:p>
              </text:list-item>
              <text:list-item>
                <text:p>We should meet! </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imbus Sans"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16</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5T23:00:42.127785271</meta:creation-date>
    <dc:date>2021-09-16T12:21:42.048187778</dc:date>
    <meta:editing-duration>PT48M20S</meta:editing-duration>
    <meta:editing-cycles>42</meta:editing-cycles>
    <meta:generator>LibreOffice/7.1.5.2$Linux_X86_64 LibreOffice_project/10$Build-2</meta:generator>
    <meta:document-statistic meta:object-count="86"/>
  </office:meta>
</office:document-meta>
</file>